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9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2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4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1" style:family="graphic" style:parent-style-name="objectwithoutfill">
      <style:graphic-properties draw:fill="none" draw:fill-color="#ffffff" draw:textarea-vertical-align="middle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928cm"/>
    </style:style>
    <style:style style:name="gr37" style:family="graphic" style:parent-style-name="standard">
      <style:graphic-properties draw:stroke="none" svg:stroke-color="#000000" draw:fill="none" draw:fill-color="#ffffff" fo:min-height="1.855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766cm" fo:min-width="4.092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gr40" style:family="graphic" style:parent-style-name="standard">
      <style:graphic-properties draw:stroke="none" svg:stroke-color="#000000" draw:fill="none" draw:fill-color="#ffffff" fo:min-height="0.966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8" style:family="paragraph">
      <loext:graphic-properties draw:fill-color="#5e8ac7"/>
      <style:paragraph-properties fo:text-align="start"/>
      <style:text-properties fo:color="#ffffff" style:font-name="Go Mediu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text-align="center"/>
      <style:text-properties fo:color="#ffffff" style:font-name="Go Medium"/>
    </style:style>
    <style:style style:name="P13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5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6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7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8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-color="#ed1c24"/>
      <style:paragraph-properties fo:text-align="center"/>
      <style:text-properties fo:color="#ffffff" style:font-name="Go Mediu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22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2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24" style:family="paragraph">
      <loext:graphic-properties draw:fill-color="#00a65d"/>
      <style:paragraph-properties fo:text-align="center"/>
      <style:text-properties fo:color="#ffffff" style:font-name="Go Medium"/>
    </style:style>
    <style:style style:name="P2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style:style style:name="T16" style:family="text">
      <style:text-properties fo:color="#ce181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19cm" svg:y="2.398cm">
          <text:p text:style-name="P2"><text:span text:style-name="T5">Mee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491cm" svg:y1="3.541cm" svg:x2="17.49cm" svg:y2="20.711cm">
          <text:p/>
        </draw:line>
        <draw:line draw:style-name="gr8" draw:text-style-name="P9" draw:layer="layout" svg:x1="0.98cm" svg:y1="5.573cm" svg:x2="20.436cm" svg:y2="5.573cm">
          <text:p/>
        </draw:line>
        <draw:line draw:style-name="gr8" draw:text-style-name="P9" draw:layer="layout" svg:x1="1.005cm" svg:y1="3.492cm" svg:x2="20.436cm" svg:y2="3.492cm">
          <text:p/>
        </draw:line>
        <draw:line draw:style-name="gr8" draw:text-style-name="P9" draw:layer="layout" svg:x1="20.411cm" svg:y1="1.001cm" svg:x2="20.411cm" svg:y2="20.591cm">
          <text:p/>
        </draw:line>
        <draw:custom-shape draw:style-name="gr9" draw:text-style-name="P11" draw:layer="layout" svg:width="2.921cm" svg:height="2.032cm" svg:x="17.49cm" svg:y="3.541cm">
          <text:p text:style-name="P10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21cm" svg:height="2.032cm" svg:x="14.569cm" svg:y="3.541cm">
          <text:p text:style-name="P10"><text:span text:style-name="T7">Thu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592cm" svg:y1="3.541cm" svg:x2="14.591cm" svg:y2="20.711cm">
          <text:p/>
        </draw:line>
        <draw:custom-shape draw:style-name="gr11" draw:text-style-name="P11" draw:layer="layout" svg:width="2.921cm" svg:height="2.032cm" svg:x="11.669cm" svg:y="3.541cm">
          <text:p text:style-name="P10"><text:span text:style-name="T7">Wed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2.032cm" svg:x="8.769cm" svg:y="3.541cm">
          <text:p text:style-name="P10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21cm" svg:height="2.032cm" svg:x="5.869cm" svg:y="3.541cm">
          <text:p text:style-name="P4"><text:span text:style-name="T7">Mon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91cm" svg:height="2.032cm" svg:x="0.98cm" svg:y="3.541cm">
          <text:p text:style-name="P4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693cm" svg:y1="3.541cm" svg:x2="11.692cm" svg:y2="20.711cm">
          <text:p/>
        </draw:line>
        <draw:line draw:style-name="gr7" draw:text-style-name="P9" draw:layer="layout" svg:x1="8.794cm" svg:y1="3.541cm" svg:x2="8.793cm" svg:y2="20.711cm">
          <text:p/>
        </draw:line>
        <draw:line draw:style-name="gr7" draw:text-style-name="P9" draw:layer="layout" svg:x1="5.895cm" svg:y1="3.541cm" svg:x2="5.894cm" svg:y2="20.711cm">
          <text:p/>
        </draw:line>
        <draw:line draw:style-name="gr7" draw:text-style-name="P9" draw:layer="layout" svg:x1="14.593cm" svg:y1="3.541cm" svg:x2="14.592cm" svg:y2="20.711cm">
          <text:p/>
        </draw:line>
        <draw:line draw:style-name="gr7" draw:text-style-name="P9" draw:layer="layout" svg:x1="17.492cm" svg:y1="3.541cm" svg:x2="17.491cm" svg:y2="20.711cm">
          <text:p/>
        </draw:line>
        <draw:line draw:style-name="gr8" draw:text-style-name="P9" draw:layer="layout" svg:x1="20.411cm" svg:y1="1.001cm" svg:x2="20.411cm" svg:y2="20.591cm">
          <text:p/>
        </draw:line>
        <draw:line draw:style-name="gr15" draw:text-style-name="P9" draw:layer="layout" svg:x1="20.407cm" svg:y1="7.155cm" svg:x2="0.976cm" svg:y2="7.157cm">
          <text:p/>
        </draw:line>
        <draw:line draw:style-name="gr15" draw:text-style-name="P9" draw:layer="layout" svg:x1="20.408cm" svg:y1="8.655cm" svg:x2="0.977cm" svg:y2="8.657cm">
          <text:p/>
        </draw:line>
        <draw:line draw:style-name="gr15" draw:text-style-name="P9" draw:layer="layout" svg:x1="20.408cm" svg:y1="10.155cm" svg:x2="0.977cm" svg:y2="10.157cm">
          <text:p/>
        </draw:line>
        <draw:line draw:style-name="gr15" draw:text-style-name="P9" draw:layer="layout" svg:x1="20.409cm" svg:y1="11.655cm" svg:x2="0.978cm" svg:y2="11.657cm">
          <text:p/>
        </draw:line>
        <draw:line draw:style-name="gr15" draw:text-style-name="P9" draw:layer="layout" svg:x1="20.41cm" svg:y1="13.155cm" svg:x2="0.979cm" svg:y2="13.157cm">
          <text:p/>
        </draw:line>
        <draw:line draw:style-name="gr15" draw:text-style-name="P9" draw:layer="layout" svg:x1="20.411cm" svg:y1="14.755cm" svg:x2="0.98cm" svg:y2="14.757cm">
          <text:p/>
        </draw:line>
        <draw:line draw:style-name="gr15" draw:text-style-name="P9" draw:layer="layout" svg:x1="20.412cm" svg:y1="16.355cm" svg:x2="0.981cm" svg:y2="16.357cm">
          <text:p/>
        </draw:line>
        <draw:line draw:style-name="gr15" draw:text-style-name="P9" draw:layer="layout" svg:x1="20.413cm" svg:y1="17.955cm" svg:x2="0.982cm" svg:y2="17.957cm">
          <text:p/>
        </draw:line>
        <draw:line draw:style-name="gr15" draw:text-style-name="P9" draw:layer="layout" svg:x1="20.414cm" svg:y1="19.455cm" svg:x2="0.983cm" svg:y2="19.457cm">
          <text:p/>
        </draw:line>
        <draw:custom-shape draw:style-name="gr16" draw:text-style-name="P13" draw:layer="layout" svg:width="4.826cm" svg:height="1.397cm" svg:x="0.98cm" svg:y="5.7cm">
          <text:p text:style-name="P4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7.2cm">
          <text:p text:style-name="P4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10.2cm">
          <text:p text:style-name="P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26cm" svg:height="0.927cm" svg:x="0.98cm" svg:y="19.67cm">
          <text:p text:style-name="P4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7.224cm">
          <text:p text:style-name="P4"><text:span text:style-name="T10">Robert</text:span></text:p>
          <text:p text:style-name="P4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8.724cm">
          <text:p text:style-name="P4"><text:span text:style-name="T10">Jimmy</text:span></text:p>
          <text:p text:style-name="P4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.794cm" svg:height="1.397cm" svg:x="11.733cm" svg:y="8.724cm">
          <text:p text:style-name="P4"><text:span text:style-name="T10">Feliks</text:span></text:p>
          <text:p text:style-name="P4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794cm" svg:height="1.492cm" svg:x="11.733cm" svg:y="13.224cm">
          <text:p text:style-name="P4"><text:span text:style-name="T10">Tom</text:span></text:p>
          <text:p text:style-name="P4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94cm" svg:height="1.492cm" svg:x="8.833cm" svg:y="13.224cm">
          <text:p text:style-name="P4"><text:span text:style-name="T10">Me</text:span></text:p>
          <text:p text:style-name="P4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.286cm" svg:height="1.016cm" svg:x="22.59cm" svg:y="3.54cm">
          <text:p text:style-name="P4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19cm" svg:y="6.098cm">
          <text:p text:style-name="P2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0" draw:layer="layout" svg:x1="21.447cm" svg:y1="6.588cm" svg:x2="21.701cm" svg:y2="6.842cm">
          <text:p/>
        </draw:line>
        <draw:custom-shape draw:style-name="gr28" draw:text-style-name="P6" draw:layer="layout" svg:width="2.56cm" svg:height="1.016cm" svg:x="20.6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6cm" svg:height="1.016cm" svg:x="20.665cm" svg:y="9.92cm">
          <text:p text:style-name="P2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6cm" svg:height="1.016cm" svg:x="23.965cm" svg:y="9.92cm">
          <text:p text:style-name="P2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5.822cm" svg:height="1.016cm" svg:x="20.685cm" svg:y="11.198cm">
          <text:p text:style-name="P4"><text:span text:style-name="T5">Time slo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119cm" svg:y1="8.953cm" svg:x2="26.119cm" svg:y2="9.334cm">
          <text:p/>
        </draw:line>
        <draw:line draw:style-name="gr30" draw:text-style-name="P9" draw:layer="layout" svg:x1="26.219cm" svg:y1="10.219cm" svg:x2="26.219cm" svg:y2="10.6cm">
          <text:p/>
        </draw:line>
        <draw:line draw:style-name="gr30" draw:text-style-name="P9" draw:layer="layout" svg:x1="26.219cm" svg:y1="11.485cm" svg:x2="26.219cm" svg:y2="11.866cm">
          <text:p/>
        </draw:line>
        <draw:line draw:style-name="gr30" draw:text-style-name="P9" draw:layer="layout" svg:x1="23.019cm" svg:y1="10.251cm" svg:x2="23.019cm" svg:y2="10.632cm">
          <text:p/>
        </draw:line>
        <draw:line draw:style-name="gr30" draw:text-style-name="P9" draw:layer="layout" svg:x1="22.919cm" svg:y1="8.917cm" svg:x2="22.919cm" svg:y2="9.298cm">
          <text:p/>
        </draw:line>
        <draw:line draw:style-name="gr31" draw:text-style-name="P9" draw:layer="layout" svg:x1="25.838cm" svg:y1="9.656cm" svg:x2="25.838cm" svg:y2="8.64cm">
          <text:p/>
        </draw:line>
        <draw:line draw:style-name="gr31" draw:text-style-name="P9" draw:layer="layout" svg:x1="25.938cm" svg:y1="10.956cm" svg:x2="25.938cm" svg:y2="9.94cm">
          <text:p/>
        </draw:line>
        <draw:line draw:style-name="gr31" draw:text-style-name="P9" draw:layer="layout" svg:x1="25.938cm" svg:y1="12.256cm" svg:x2="25.938cm" svg:y2="11.24cm">
          <text:p/>
        </draw:line>
        <draw:line draw:style-name="gr31" draw:text-style-name="P9" draw:layer="layout" svg:x1="22.738cm" svg:y1="10.956cm" svg:x2="22.738cm" svg:y2="9.94cm">
          <text:p/>
        </draw:line>
        <draw:line draw:style-name="gr31" draw:text-style-name="P9" draw:layer="layout" svg:x1="22.638cm" svg:y1="9.656cm" svg:x2="22.638cm" svg:y2="8.64cm">
          <text:p/>
        </draw:line>
        <draw:custom-shape draw:style-name="gr32" draw:text-style-name="P2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319cm" svg:y1="18.351cm" svg:x2="26.319cm" svg:y2="18.732cm">
          <text:p/>
        </draw:line>
        <draw:line draw:style-name="gr34" draw:text-style-name="P20" draw:layer="layout" svg:x1="26.273cm" svg:y1="14.716cm" svg:x2="26.273cm" svg:y2="14.589cm">
          <text:p/>
        </draw:line>
        <draw:line draw:style-name="gr35" draw:text-style-name="P20" draw:layer="layout" svg:x1="25.892cm" svg:y1="14.462cm" svg:x2="25.892cm" svg:y2="18.907cm">
          <text:p/>
        </draw:line>
        <draw:frame draw:style-name="gr36" draw:text-style-name="P26" draw:layer="layout" svg:width="1.413cm" svg:height="1.178cm" svg:x="19.823cm" svg:y="2.27cm">
          <draw:text-box>
            <text:p><text:span text:style-name="T16">1.</text:span></text:p>
          </draw:text-box>
        </draw:frame>
        <draw:frame draw:style-name="gr36" draw:text-style-name="P26" draw:layer="layout" svg:width="1.413cm" svg:height="1.178cm" svg:x="21.424cm" svg:y="3.57cm">
          <draw:text-box>
            <text:p><text:span text:style-name="T16">2.</text:span></text:p>
          </draw:text-box>
        </draw:frame>
        <draw:frame draw:style-name="gr36" draw:text-style-name="P26" draw:layer="layout" svg:width="1.413cm" svg:height="1.178cm" svg:x="26.273cm" svg:y="6.045cm">
          <draw:text-box>
            <text:p><text:span text:style-name="T16">3.</text:span></text:p>
          </draw:text-box>
        </draw:frame>
        <draw:frame draw:style-name="gr36" draw:text-style-name="P26" draw:layer="layout" svg:width="1.413cm" svg:height="1.178cm" svg:x="19.526cm" svg:y="8.62cm">
          <draw:text-box>
            <text:p><text:span text:style-name="T16">4.</text:span></text:p>
          </draw:text-box>
        </draw:frame>
        <draw:frame draw:style-name="gr36" draw:text-style-name="P26" draw:layer="layout" svg:width="1.413cm" svg:height="1.178cm" svg:x="19.527cm" svg:y="9.92cm">
          <draw:text-box>
            <text:p><text:span text:style-name="T16">6.</text:span></text:p>
          </draw:text-box>
        </draw:frame>
        <draw:frame draw:style-name="gr36" draw:text-style-name="P26" draw:layer="layout" svg:width="1.413cm" svg:height="1.178cm" svg:x="26.328cm" svg:y="9.92cm">
          <draw:text-box>
            <text:p><text:span text:style-name="T16">7.</text:span></text:p>
          </draw:text-box>
        </draw:frame>
        <draw:frame draw:style-name="gr36" draw:text-style-name="P26" draw:layer="layout" svg:width="1.413cm" svg:height="1.178cm" svg:x="26.329cm" svg:y="8.62cm">
          <draw:text-box>
            <text:p><text:span text:style-name="T16">5.</text:span></text:p>
          </draw:text-box>
        </draw:frame>
        <draw:frame draw:style-name="gr36" draw:text-style-name="P26" draw:layer="layout" svg:width="1.413cm" svg:height="1.178cm" svg:x="24.93cm" svg:y="12.62cm">
          <draw:text-box>
            <text:p><text:span text:style-name="T16">8.</text:span></text:p>
          </draw:text-box>
        </draw:frame>
        <draw:frame draw:style-name="gr36" draw:text-style-name="P26" draw:layer="layout" svg:width="1.413cm" svg:height="1.178cm" svg:x="25.631cm" svg:y="16.02cm">
          <draw:text-box>
            <text:p><text:span text:style-name="T16">9.</text:span></text:p>
          </draw:text-box>
        </draw:frame>
        <draw:frame draw:style-name="gr37" draw:text-style-name="P26" draw:layer="layout" svg:width="1.9cm" svg:height="2.105cm" svg:x="26.132cm" svg:y="19.42cm">
          <draw:text-box>
            <text:p><text:span text:style-name="T16">10.</text:span></text:p>
          </draw:text-box>
        </draw:frame>
        <draw:frame draw:style-name="gr37" draw:text-style-name="P26" draw:layer="layout" svg:width="1.9cm" svg:height="2.105cm" svg:x="14.332cm" svg:y="11.921cm">
          <draw:text-box>
            <text:p><text:span text:style-name="T16">11.</text:span></text:p>
          </draw:text-box>
        </draw:frame>
        <draw:custom-shape draw:style-name="gr38" draw:text-style-name="P6" draw:layer="layout" svg:width="4.592cm" svg:height="1.016cm" svg:x="20.919cm" svg:y="1.198cm">
          <text:p text:style-name="P2"><text:span text:style-name="T5">Enter your secret c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909cm" svg:height="1.016cm" svg:x="25.619cm" svg:y="1.1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25.858cm" svg:y1="1.662cm" svg:x2="26.239cm" svg:y2="1.662cm">
          <text:p/>
        </draw:line>
        <draw:frame draw:style-name="gr40" draw:text-style-name="P26" draw:layer="layout" svg:width="1.905cm" svg:height="1.216cm" svg:x="19.161cm" svg:y="0.8cm">
          <draw:text-box>
            <text:p><text:span text:style-name="T16">12.</text:span></text:p>
          </draw:text-box>
        </draw:frame>
        <draw:frame draw:style-name="gr40" draw:text-style-name="P26" draw:layer="layout" svg:width="1.905cm" svg:height="1.216cm" svg:x="26.162cm" svg:y="0.8cm">
          <draw:text-box>
            <text:p><text:span text:style-name="T16">13.</text:span></text:p>
          </draw:text-box>
        </draw:frame>
        <draw:custom-shape draw:style-name="gr39" draw:text-style-name="P27" draw:layer="layout" svg:width="0.909cm" svg:height="1.016cm" svg:x="20.119cm" svg:y="3.9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909cm" svg:height="1.016cm" svg:x="5.219cm" svg:y="3.9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5.526cm" svg:y1="4.529cm" svg:x2="5.399cm" svg:y2="4.529cm">
          <text:p/>
        </draw:line>
        <draw:line draw:style-name="gr34" draw:text-style-name="P20" draw:layer="layout" svg:x1="20.431cm" svg:y1="4.556cm" svg:x2="20.812cm" svg:y2="4.556cm">
          <text:p/>
        </draw:line>
        <draw:frame draw:style-name="gr40" draw:text-style-name="P26" draw:layer="layout" svg:width="1.905cm" svg:height="1.216cm" svg:x="3.54cm" svg:y="3.975cm">
          <draw:text-box>
            <text:p><text:span text:style-name="T16">14.</text:span></text:p>
          </draw:text-box>
        </draw:frame>
        <draw:frame draw:style-name="gr40" draw:text-style-name="P26" draw:layer="layout" svg:width="1.905cm" svg:height="1.216cm" svg:x="7.223cm" svg:y="13.319cm">
          <draw:text-box>
            <text:p><text:span text:style-name="T16">15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5T14:20:17.022904369</dc:date>
    <meta:editing-duration>PT10M1S</meta:editing-duration>
    <meta:editing-cycles>5</meta:editing-cycles>
    <meta:generator>LibreOffice/6.0.3.2$Linux_X86_64 LibreOffice_project/00m0$Build-2</meta:generator>
    <meta:document-statistic meta:object-count="106"/>
  </office:meta>
</office:document-meta>
</file>